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ations ios 6</text:p>
      <text:p text:style-name="P1"/>
      <text:list xml:id="list5983599658265782829" text:style-name="L1">
        <text:list-item>
          <text:p text:style-name="P3">intro</text:p>
          <text:list>
            <text:list-item>
              <text:p text:style-name="P4">système exploitation</text:p>
            </text:list-item>
            <text:list-item>
              <text:p text:style-name="P4">plateforme sur laquelle on va publier</text:p>
            </text:list-item>
            <text:list-item>
              <text:p text:style-name="P4">doit tenir en compte deux contraintes (ergonomie + limites dues au device)</text:p>
            </text:list-item>
            <text:list-item>
              <text:p text:style-name="P4">devices visés (3)</text:p>
            </text:list-item>
            <text:list-item>
              <text:p text:style-name="P4">étudie 3 étapes (inscription et débuts, conception, publication)</text:p>
            </text:list-item>
            <text:list-item>
              <text:p text:style-name="P4">définition design pattern</text:p>
            </text:list-item>
            <text:list-item>
              <text:p text:style-name="P4">définition grossière MVC</text:p>
            </text:list-item>
            <text:list-item>
              <text:p text:style-name="P4">définition ergonomie</text:p>
            </text:list-item>
            <text:list-item>
              <text:p text:style-name="P4">langage</text:p>
            </text:list-item>
            <text:list-item>
              <text:p text:style-name="P4">définition grossière ARC (et lien avec langage)</text:p>
            </text:list-item>
            <text:list-item>
              <text:p text:style-name="P3">4 choses traitées entre autres</text:p>
              <text:list>
                <text:list-item>
                  <text:p text:style-name="P4">accès web (JSON XML)</text:p>
                </text:list-item>
                <text:list-item>
                  <text:p text:style-name="P4">flux audio et vidéo</text:p>
                </text:list-item>
                <text:list-item>
                  <text:p text:style-name="P4">persistance avec framework coredata d'apple</text:p>
                </text:list-item>
                <text:list-item>
                  <text:p text:style-name="P4">utilisation notifications apple APNS (apple push notification service)</text:p>
                </text:list-item>
              </text:list>
            </text:list-item>
            <text:list-item>
              <text:p text:style-name="P4">définition SDK</text:p>
            </text:list-item>
            <text:list-item>
              <text:p text:style-name="P4">définition thread et multithread</text:p>
            </text:list-item>
            <text:list-item>
              <text:p text:style-name="P3">plan grossier</text:p>
              <text:list>
                <text:list-item>
                  <text:p text:style-name="P5">L'environnement de développement</text:p>
                  <text:list>
                    <text:list-item>
                      <text:p text:style-name="P4">chapitre 1 : inscription + IDE &amp; doc + certificat de développement (utilité)</text:p>
                    </text:list-item>
                    <text:list-item>
                      <text:p text:style-name="P4">chapitre 2 : intro objective C pour initiés à POO</text:p>
                    </text:list-item>
                    <text:list-item>
                      <text:p text:style-name="P4">chapitre 3 : première app + test simulation et sur device + utilisation doc</text:p>
                    </text:list-item>
                  </text:list>
                </text:list-item>
                <text:list-item>
                  <text:p text:style-name="P5">conception et ergonomie (pour toute équipe même graphistes chef proj market etc)</text:p>
                  <text:list>
                    <text:list-item>
                      <text:p text:style-name="P4">chapitre 4 : développement ios en équipe, phases, rôles, spécificité ios</text:p>
                    </text:list-item>
                    <text:list-item>
                      <text:p text:style-name="P4">chapitre 5 : conventions ergonomie ios</text:p>
                    </text:list-item>
                    <text:list-item>
                      <text:p text:style-name="P4">chapitre 6 : concevoir interface à partir de liste de fonctionnalités</text:p>
                    </text:list-item>
                  </text:list>
                </text:list-item>
                <text:list-item>
                  <text:p text:style-name="P5">développement de l'interface</text:p>
                  <text:list>
                    <text:list-item>
                      <text:p text:style-name="P4">chapitre 7 : contrôleur de vue</text:p>
                    </text:list-item>
                    <text:list-item>
                      <text:p text:style-name="P4">chapitre 8 : assemblage contrôleurs de vue et fluidité enchainements</text:p>
                    </text:list-item>
                    <text:list-item>
                      <text:p text:style-name="P4">chapitre 9 : présentation vues + assemblage (différence pas bien saisie)</text:p>
                    </text:list-item>
                    <text:list-item>
                      <text:p text:style-name="P4">chapitre 10 : pickerviews</text:p>
                    </text:list-item>
                    <text:list-item>
                      <text:p text:style-name="P4">chapitre 11 : tableviews : navigation dans liste d'éléments</text:p>
                    </text:list-item>
                    <text:list-item>
                      <text:p text:style-name="P4">chapitre 12 : détection et gestion des actions et touchés de l'utilisateur sur écran</text:p>
                    </text:list-item>
                  </text:list>
                </text:list-item>
                <text:list-item>
                  <text:p text:style-name="P5">manipulation des données</text:p>
                  <text:list>
                    <text:list-item>
                      <text:p text:style-name="P4">chapitre 13 : listes dictionnaires flux XML et JSON</text:p>
                    </text:list-item>
                    <text:list-item>
                      <text:p text:style-name="P4">chapitre 14 : MapKit : ensemble de classes manipulant géolocalisation et cartes</text:p>
                    </text:list-item>
                    <text:list-item>
                      <text:p text:style-name="P4">chapitre 15 : appels réseau, stockage et réactivité</text:p>
                    </text:list-item>
                    <text:list-item>
                      <text:p text:style-name="P4">chapitre 16 : coredata</text:p>
                    </text:list-item>
                    <text:list-item>
                      <text:p text:style-name="P4">chapitre 17 : gestion multimédia : sons, bibli ipod utilisateur, caméra, vidéos</text:p>
                    </text:list-item>
                    <text:list-item>
                      <text:p text:style-name="P4">chapitre 18 : système de notifications</text:p>
                    </text:list-item>
                    <text:list-item>
                      <text:p text:style-name="P4">chapitre 19 : frameworks apple pour manipuler images, créer graphs et animer</text:p>
                    </text:list-item>
                    <text:list-item>
                      <text:p text:style-name="P4">chapitre 20 : fonctions graphiques filtres &amp; animations, OpenGL ES</text:p>
                    </text:list-item>
                  </text:list>
                </text:list-item>
                <text:list-item>
                  <text:p text:style-name="P5">publication sur l'apple store</text:p>
                  <text:list>
                    <text:list-item>
                      <text:p text:style-name="P4">tenter de publier, augmenter chances publication, suivre succès et prépar versions</text:p>
                    </text:list-item>
                  </text:list>
                </text:list-item>
              </text:list>
            </text:list-item>
            <text:list-item>
              <text:p text:style-name="P3">parties 2 et 5 (conception ergonomie + publication) pour tout le monde même marketing</text:p>
            </text:list-item>
            <text:list-item>
              <text:p text:style-name="P3">noms 2 auteurs et biographie grossière</text:p>
              <text:list>
                <text:list-item>
                  <text:p text:style-name="P4"><text:soft-page-break/>JML : nom, spé, et "rôle" dans le livre (plus pédagogue)</text:p>
                </text:list-item>
                <text:list-item>
                  <text:p text:style-name="P4">TS : nom, entreprise, spé et "rôle" : spécialiste</text:p>
                </text:list-item>
              </text:list>
            </text:list-item>
          </text:list>
        </text:list-item>
        <text:list-item>
          <text:p text:style-name="P3">Partie 1 : découverte de l'environnement de développement</text:p>
          <text:list>
            <text:list-item>
              <text:p text:style-name="P3">chapitre 1 : <text:s/>développer pour iphone et ipad</text:p>
              <text:list>
                <text:list-item>
                  <text:p text:style-name="P3">prendre de préférence aussi un ipad (pour tester + pour s'habituer)</text:p>
                </text:list-item>
                <text:list-item>
                  <text:p text:style-name="P3">regarder régulièrement toutes les applications de l'app store</text:p>
                </text:list-item>
                <text:list-item>
                  <text:p text:style-name="P3">maitriser POO (ne sera pas expliquée)</text:p>
                  <text:list>
                    <text:list-item>
                      <text:p text:style-name="P3">héritage</text:p>
                    </text:list-item>
                    <text:list-item>
                      <text:p text:style-name="P3">composition</text:p>
                    </text:list-item>
                    <text:list-item>
                      <text:p text:style-name="P3">design patterns</text:p>
                    </text:list-item>
                  </text:list>
                </text:list-item>
                <text:list-item>
                  <text:p text:style-name="P3">programmation multithread (plusieurs processus simultanés) anticiper les bugs</text:p>
                </text:list-item>
                <text:list-item>
                  <text:p text:style-name="P3"/>
                </text:list-item>
              </text:list>
            </text:list-item>
            <text:list-item>
              <text:p text:style-name="P3"/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20:33:53</meta:creation-date>
    <meta:generator>OpenOffice.org/3.4.1$Unix OpenOffice.org_project/341m1$Build-9593</meta:generator>
    <dc:date>2013-01-23T15:50:47</dc:date>
    <meta:editing-duration>PT8H6M54S</meta:editing-duration>
    <meta:editing-cycles>84</meta:editing-cycles>
    <meta:document-statistic meta:table-count="0" meta:image-count="0" meta:object-count="0" meta:page-count="2" meta:paragraph-count="59" meta:word-count="464" meta:character-count="2718"/>
  </office:meta>
</office:document-meta>
</file>